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table:style-name="ce2" office:value-type="string" calcext:value-type="string">
            <text:p><text:a xlink:href="mailto:david@mail.fr" xlink:type="simple">david@mail.fr</text:a>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string" calcext:value-type="string">
            <text:p>lemaildeFanny@c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9:50:13.22595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8T10:31:01.958110837</meta:creation-date>
    <dc:date>2025-09-18T09:49:25.029277000</dc:date>
    <meta:editing-duration>PT5M5S</meta:editing-duration>
    <meta:editing-cycles>3</meta:editing-cycles>
    <meta:generator>LibreOffice/25.2.4.3$MacOSX_AARCH64 LibreOffice_project/33e196637044ead23f5c3226cde09b47731f7e27</meta:generator>
    <meta:document-statistic meta:table-count="1" meta:cell-count="6" meta:object-count="0"/>
  </office:meta>
</office:document-meta>
</file>